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600000039D0ACC078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ál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á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Contents_20_Heading">
      <style:paragraph-properties fo:margin-top="0cm" fo:margin-bottom="0cm" style:contextual-spacing="false" fo:break-before="page"/>
    </style:style>
    <style:style style:name="P2" style:family="paragraph" style:parent-style-name="Heading_20_1">
      <style:paragraph-properties fo:margin-top="0cm" fo:margin-bottom="0cm" style:contextual-spacing="false" fo:break-before="page"/>
    </style:style>
    <style:style style:name="P3" style:family="paragraph" style:parent-style-name="Heading_20_3">
      <style:paragraph-properties fo:margin-top="0cm" fo:margin-bottom="0cm" style:contextual-spacing="false" fo:break-before="pag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5" style:family="paragraph" style:parent-style-name="Standard">
      <style:paragraph-properties fo:text-indent="1.249cm" style:auto-text-indent="false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/>
    </style:style>
    <style:style style:name="P7" style:family="paragraph" style:parent-style-name="Standard">
      <style:paragraph-properties fo:margin-top="0cm" fo:margin-bottom="0.282cm" style:contextual-spacing="false" fo:line-height="108%" fo:text-align="justify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Title">
      <style:paragraph-properties fo:margin-top="3.81cm" fo:margin-bottom="0cm" style:contextual-spacing="true" fo:line-height="68%"/>
      <style:text-properties officeooo:paragraph-rsid="0004eec1"/>
    </style:style>
    <style:style style:name="P9" style:family="paragraph" style:parent-style-name="Contents_20_3">
      <style:paragraph-properties>
        <style:tab-stops>
          <style:tab-stop style:position="18.983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8.983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983cm" style:type="right" style:leader-style="dotted" style:leader-text="."/>
        </style:tab-stops>
      </style:paragraph-properties>
    </style:style>
    <style:style style:name="P12" style:family="paragraph" style:parent-style-name="List_20_Paragraph" style:list-style-name="WWNum3"/>
    <style:style style:name="P13" style:family="paragraph" style:parent-style-name="Standard">
      <style:paragraph-properties fo:text-align="center" style:justify-single-word="false"/>
      <style:text-properties officeooo:paragraph-rsid="0007a592"/>
    </style:style>
    <style:style style:name="P14" style:family="paragraph" style:parent-style-name="Standard" style:list-style-name="WWNum1">
      <style:text-properties fo:font-weight="bold" style:font-weight-asian="bold" style:font-weight-complex="bold"/>
    </style:style>
    <style:style style:name="P15" style:family="paragraph" style:parent-style-name="Standard" style:list-style-name="WWNum2">
      <style:text-properties fo:font-weight="bold" style:font-weight-asian="bold" style:font-weight-complex="bold"/>
    </style:style>
    <style:style style:name="P16" style:family="paragraph" style:parent-style-name="Standard">
      <style:text-properties officeooo:rsid="000a77aa" officeooo:paragraph-rsid="000a77aa"/>
    </style:style>
    <style:style style:name="P17" style:family="paragraph" style:parent-style-name="Subtitle">
      <style:paragraph-properties fo:margin-top="2.117cm" fo:margin-bottom="0cm" style:contextual-spacing="false"/>
      <style:text-properties officeooo:paragraph-rsid="0004eec1"/>
    </style:style>
    <style:style style:name="P18" style:family="paragraph" style:parent-style-name="Subtitle">
      <style:paragraph-properties fo:margin-top="11.642cm" fo:margin-bottom="0cm" style:contextual-spacing="false"/>
      <style:text-properties officeooo:paragraph-rsid="0007a592"/>
    </style:style>
    <style:style style:name="T1" style:family="text">
      <style:text-properties fo:color="#8c2532" loext:opacity="100%" fo:font-weight="bold" style:font-weight-asian="bold"/>
    </style:style>
    <style:style style:name="T2" style:family="text">
      <style:text-properties fo:color="#8c2532" loext:opacity="100%" fo:font-weight="bold" style:font-weight-asian="bold" style:font-weight-complex="bold"/>
    </style:style>
    <style:style style:name="T3" style:family="text">
      <style:text-properties fo:font-size="48pt" fo:letter-spacing="-0.106cm" style:font-size-asian="48pt"/>
    </style:style>
    <style:style style:name="T4" style:family="text">
      <style:text-properties fo:font-size="48pt" fo:letter-spacing="-0.106cm" officeooo:rsid="00074215" style:font-size-asian="48pt"/>
    </style:style>
    <style:style style:name="T5" style:family="text">
      <style:text-properties fo:font-variant="normal" fo:text-transform="none" fo:color="#4472c4" loext:opacity="100%" fo:letter-spacing="0.009cm" fo:font-weight="bold" style:font-weight-asian="bold" style:font-weight-complex="bold">
        <loext:char-complex-color loext:theme-type="accent1" loext:color-type="theme"/>
      </style:text-properties>
    </style:style>
    <style:style style:name="T6" style:family="text">
      <style:text-properties fo:font-variant="normal" fo:text-transform="none" fo:color="#4472c4" loext:opacity="100%" fo:letter-spacing="0.009cm" fo:font-weight="bold" officeooo:rsid="00074215" style:font-weight-asian="bold" style:font-weight-complex="bold">
        <loext:char-complex-color loext:theme-type="accent1" loext:color-type="theme"/>
      </style:text-properties>
    </style:style>
    <style:style style:name="T7" style:family="text">
      <style:text-properties fo:font-variant="normal" fo:text-transform="none" fo:color="#5a5a5a" loext:opacity="100%" fo:letter-spacing="-0.018cm" fo:font-weight="normal" style:font-weight-asian="normal" style:font-weight-complex="normal">
        <loext:char-complex-color loext:theme-type="dark1" loext:color-type="theme">
          <loext:transformation loext:type="tint" loext:value="3529"/>
        </loext:char-complex-color>
      </style:text-properties>
    </style:style>
    <style:style style:name="T8" style:family="text">
      <style:text-properties fo:font-variant="normal" fo:text-transform="none" fo:font-size="14pt" fo:font-weight="normal" style:font-size-asian="14pt" style:font-weight-asian="normal"/>
    </style:style>
    <style:style style:name="T9" style:family="text">
      <style:text-properties fo:font-variant="normal" fo:text-transform="none" style:font-name="Calibri Light" fo:font-size="14pt" fo:font-weight="normal" style:font-size-asian="14pt" style:font-weight-asian="normal" style:font-name-complex="Calibri Light1" style:font-weight-complex="normal"/>
    </style:style>
    <style:style style:name="T10" style:family="text">
      <style:text-properties fo:font-variant="small-caps" fo:font-size="14pt" fo:font-weight="normal" style:font-size-asian="14pt" style:font-weight-asian="normal"/>
    </style:style>
    <style:style style:name="T11" style:family="tex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T12" style:family="text">
      <style:text-properties fo:font-variant="small-caps" fo:color="#5a5a5a" loext:opacity="100%" officeooo:rsid="0007a592">
        <loext:char-complex-color loext:theme-type="dark1" loext:color-type="theme">
          <loext:transformation loext:type="tint" loext:value="3529"/>
        </loext:char-complex-color>
      </style:text-properties>
    </style:style>
    <style:style style:name="T13" style:family="text">
      <style:text-properties text:display="true"/>
    </style:style>
    <style:style style:name="T14" style:family="text">
      <style:text-properties fo:font-size="12pt" style:letter-kerning="true" style:font-size-asian="12pt" style:language-asian="hu" style:country-asian="HU" style:font-size-complex="12pt"/>
    </style:style>
    <style:style style:name="T15" style:family="text">
      <style:text-properties officeooo:rsid="00036fb1"/>
    </style:style>
    <style:style style:name="T16" style:family="text">
      <style:text-properties officeooo:rsid="0007a592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3"><text:span text:style-name="T4">A Programozás Alapjai 2.</text:span><loext:content-control loext:plain-text="true" loext:alias="Subject" loext:id="163906261"/><loext:content-control loext:plain-text="true" loext:alias="Subject" loext:id="163906261"/></text:p>
      <text:p text:style-name="P17" loext:marker-style-name="T7"><text:span text:style-name="T6">Hírportál</text:span><loext:content-control loext:plain-text="true" loext:alias="Title" loext:id="2010627783"/></text:p>
      <text:p text:style-name="P18" loext:marker-style-name="T8"><text:span text:style-name="Intense_20_Reference">Készítette: </text:span><text:span text:style-name="Intense_20_Reference"><text:span text:style-name="T16">Bukovics Ádám János, CLC8KX</text:span></text:span></text:p>
      <text:p text:style-name="P13" loext:marker-style-name="T9"><text:span text:style-name="Intense_20_Reference"><text:span text:style-name="T9">adam.janos.bukovics@gmail.com</text:span></text:span></text:p>
      <text:p text:style-name="P4"><text:span text:style-name="T12">2025.02.21</text:span><loext:content-control loext:date="true" loext:date-format="yyyy. MM. dd." loext:date-rfc-language-tag="hu-HU" loext:current-date="2025-02-21T00:00:00" loext:alias="Publish Date" loext:id="506412476"/></text:p>
      <text:table-of-content text:style-name="Sect1" text:protected="true" text:name="Tartalomjegyzék1">
        <text:table-of-content-source text:outline-level="3" text:use-index-marks="false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1">Tartalomjegyzék</text:p>
          </text:index-title>
          <text:p text:style-name="P10" loext:marker-style-name="T14"><text:a xlink:type="simple" xlink:href="#_Toc191064843" text:style-name="Index_20_Link" text:visited-style-name="Index_20_Link"><text:span text:style-name="Index_20_Link"><text:span text:style-name="T13">Informális házi feladat leírás</text:span></text:span><text:span text:style-name="T13"><text:tab/>3</text:span></text:a></text:p>
          <text:p text:style-name="P10" loext:marker-style-name="T14"><text:a xlink:type="simple" xlink:href="#_Toc191064844" text:style-name="Index_20_Link" text:visited-style-name="Index_20_Link"><text:span text:style-name="T13">Formális házi feladat leírás<text:tab/>3</text:span></text:a></text:p>
          <text:p text:style-name="P11" loext:marker-style-name="T14"><text:a xlink:type="simple" xlink:href="#_Toc191064845" text:style-name="Index_20_Link" text:visited-style-name="Index_20_Link"><text:span text:style-name="T13">Az elkészítendő szoftver célja<text:tab/>3</text:span></text:a></text:p>
          <text:p text:style-name="P11" loext:marker-style-name="T14"><text:a xlink:type="simple" xlink:href="#_Toc191064846" text:style-name="Index_20_Link" text:visited-style-name="Index_20_Link"><text:span text:style-name="T13">Elvárások (Alacsony)<text:tab/>3</text:span></text:a></text:p>
          <text:p text:style-name="P9" loext:marker-style-name="T14"><text:a xlink:type="simple" xlink:href="#_Toc191064847" text:style-name="Index_20_Link" text:visited-style-name="Index_20_Link"><text:span text:style-name="T13">Elvárt bemenet<text:tab/>3</text:span></text:a></text:p>
          <text:p text:style-name="P9" loext:marker-style-name="T14"><text:a xlink:type="simple" xlink:href="#_Toc191064848" text:style-name="Index_20_Link" text:visited-style-name="Index_20_Link"><text:span text:style-name="T13">Elvárt kimenet<text:tab/>4</text:span></text:a></text:p>
          <text:p text:style-name="P11" loext:marker-style-name="T14"><text:a xlink:type="simple" xlink:href="#_Toc191064849" text:style-name="Index_20_Link" text:visited-style-name="Index_20_Link"><text:span text:style-name="T13">Implementálandó funkciók<text:tab/>4</text:span></text:a></text:p>
          <text:p text:style-name="P11" loext:marker-style-name="T14"><text:a xlink:type="simple" xlink:href="#_Toc191064850" text:style-name="Index_20_Link" text:visited-style-name="Index_20_Link"><text:span text:style-name="T13">Felhasználói interakció<text:tab/>4</text:span></text:a></text:p>
          <text:p text:style-name="P11" loext:marker-style-name="T14"><text:a xlink:type="simple" xlink:href="#_Toc191064851" text:style-name="Index_20_Link" text:visited-style-name="Index_20_Link"><text:span text:style-name="T13">Fejlesztéshez használt technológiák<text:tab/>4</text:span></text:a></text:p>
          <text:p text:style-name="P11" loext:marker-style-name="T14"><text:a xlink:type="simple" xlink:href="#_Toc191064852" text:style-name="Index_20_Link" text:visited-style-name="Index_20_Link"><text:span text:style-name="T13">Egyéb követelmények<text:tab/>4</text:span></text:a></text:p>
          <text:p text:style-name="P9" loext:marker-style-name="T14"><text:a xlink:type="simple" xlink:href="#_Toc191064853" text:style-name="Index_20_Link" text:visited-style-name="Index_20_Link"><text:span text:style-name="T13">Futtató környezet követelményei<text:tab/>4</text:span></text:a></text:p>
          <text:p text:style-name="Standard"/>
        </text:index-body>
      </text:table-of-content>
      <text:p text:style-name="Standard"/>
      <text:h text:style-name="P2" text:outline-level="1"><text:bookmark-start text:name="_Toc191064843"/>Informális házi feladat leírás<text:bookmark-end text:name="_Toc191064843"/></text:h>
      <text:p text:style-name="P5">Ez egy hírportált emuláló program, vannak cikkek, amiket bizonyos szerzők írtak és a cikkekhez lehet kommentelni, amikhez tartoznak userek. Emellett lehet keresni szerző szerint a cikkek között. A felhasználók regisztrálhatnak a rendszerbe, így saját profiljuk alatt kommentálhatják a cikkeket. A keresőfunkció segítségével könnyen megtalálhatók a cikkek, amelyeket egy adott szerző írt, megkönnyítve ezzel a témák és tartalmak átvizsgálását.</text:p>
      <text:h text:style-name="Heading_20_1" text:outline-level="1"><text:bookmark-start text:name="_Toc191064844"/>Formális házi feladat leírás<text:bookmark-end text:name="_Toc191064844"/></text:h>
      <text:h text:style-name="Heading_20_2" text:outline-level="2"><text:bookmark-start text:name="_Toc191064845"/>Az elkészítendő szoftver célja<text:bookmark-end text:name="_Toc191064845"/></text:h>
      <text:p text:style-name="Standard">A program célja egy egyszerű, mégis hatékony parancssori alkalmazás létrehozása, amely lehetővé teszi a felhasználók számára a cikkek gyors keresését, kommentálását és szerzők szerinti navigálását. A rendszer erőforrás-hatékony, és ideális fejlesztők, valamint haladó felhasználók számára, akik gyorsan és egyszerűen szeretnék kezelni a cikkeket. A minimalista felület révén a felhasználók gyorsan végezhetnek el minden szükséges műveletet, miközben a program könnyen bővíthető és testre szabható. A cél egy robosztus, jól skálázható platform létrehozása, amely magas szintű funkcionalitást biztosít a parancssori felhasználók számára.</text:p>
      <text:h text:style-name="Heading_20_2" text:outline-level="2"><text:bookmark-start text:name="_Toc191064846"/>Elvárások (Alacsony)<text:bookmark-end text:name="_Toc191064846"/></text:h>
      <text:h text:style-name="Heading_20_3" text:outline-level="3"><text:bookmark-start text:name="_Toc191064847"/>Elvárt bemenet<text:bookmark-end text:name="_Toc191064847"/></text:h>
      <text:list text:style-name="WWNum1">
        <text:list-item>
          <text:p text:style-name="P14">Felhasználói bejelentkezés és regisztráció:</text:p>
          <text:list>
            <text:list-item>
              <text:p text:style-name="P14">Felhasználó név (username)</text:p>
            </text:list-item>
            <text:list-item>
              <text:p text:style-name="P14">Jelszó (password)</text:p>
            </text:list-item>
          </text:list>
        </text:list-item>
        <text:list-item>
          <text:p text:style-name="P14">Cikkek és szerzők kezelése:</text:p>
          <text:list>
            <text:list-item>
              <text:p text:style-name="P14">Cikk cím (title)</text:p>
            </text:list-item>
            <text:list-item>
              <text:p text:style-name="P14">Cikk szöveg (content)</text:p>
            </text:list-item>
            <text:list-item>
              <text:p text:style-name="P14">Szerző (author)</text:p>
            </text:list-item>
          </text:list>
        </text:list-item>
        <text:list-item>
          <text:p text:style-name="P14">Kommentelési funkció:</text:p>
          <text:list>
            <text:list-item>
              <text:p text:style-name="P14">Komment szöveg (comment)</text:p>
            </text:list-item>
            <text:list-item>
              <text:p text:style-name="P14">Cikk azonosító (article_id)</text:p>
            </text:list-item>
            <text:list-item>
              <text:p text:style-name="P14">Felhasználó azonosító (user_id)</text:p>
            </text:list-item>
          </text:list>
        </text:list-item>
        <text:list-item>
          <text:p text:style-name="P14">Keresési és szűrési paraméterek:</text:p>
          <text:list>
            <text:list-item>
              <text:p text:style-name="P14">Keresési kulcsszó (keyword)</text:p>
            </text:list-item>
            <text:list-item>
              <text:p text:style-name="P14">Szerző keresése (author)</text:p>
            </text:list-item>
            <text:list-item>
              <text:p text:style-name="P14">Dátum szűrés (date_range)</text:p>
            </text:list-item>
          </text:list>
        </text:list-item>
      </text:list>
      <text:p text:style-name="P6"/>
      <text:h text:style-name="P3" text:outline-level="3"><text:bookmark-start text:name="_Toc191064848"/>Elvárt kimenet<text:bookmark-end text:name="_Toc191064848"/></text:h>
      <text:list text:style-name="WWNum2">
        <text:list-item>
          <text:p text:style-name="P15">Felhasználói funkciók hibakezelésére:</text:p>
          <text:list>
            <text:list-item>
              <text:p text:style-name="P15">Sikeres bejelentkezés/hibaüzenet</text:p>
            </text:list-item>
            <text:list-item>
              <text:p text:style-name="P15">Regisztrációs visszaigazolás/hibaüzenet</text:p>
            </text:list-item>
          </text:list>
        </text:list-item>
        <text:list-item>
          <text:p text:style-name="P15">Cikkek és szerzők kezelése:</text:p>
          <text:list>
            <text:list-item>
              <text:p text:style-name="P15">Cikk hozzáadása visszaigazolás</text:p>
            </text:list-item>
            <text:list-item>
              <text:p text:style-name="P15">Cikkek listája</text:p>
            </text:list-item>
            <text:list-item>
              <text:p text:style-name="P15">Szerző cikkek listája</text:p>
            </text:list-item>
          </text:list>
        </text:list-item>
        <text:list-item>
          <text:p text:style-name="P15">Kommentelési funkció:</text:p>
          <text:list>
            <text:list-item>
              <text:p text:style-name="P15">Komment hozzáadása visszaigazolás</text:p>
            </text:list-item>
            <text:list-item>
              <text:p text:style-name="P15">Kommentek listája</text:p>
            </text:list-item>
          </text:list>
        </text:list-item>
        <text:list-item>
          <text:p text:style-name="P15">Keresési és szűrési paraméterek:</text:p>
          <text:list>
            <text:list-item>
              <text:p text:style-name="P15">Keresési eredmények</text:p>
            </text:list-item>
            <text:list-item>
              <text:p text:style-name="P15">Szerző szerinti cikkek</text:p>
            </text:list-item>
            <text:list-item>
              <text:p text:style-name="P15">Dátum szűrés</text:p>
            </text:list-item>
          </text:list>
        </text:list-item>
      </text:list>
      <text:h text:style-name="Heading_20_2" text:outline-level="2"><text:bookmark-start text:name="_Toc191064849"/>Implementálandó funkciók<text:bookmark-end text:name="_Toc191064849"/></text:h>
      <text:list text:style-name="WWNum3">
        <text:list-item>
          <text:p text:style-name="P12">Felhasználók kezeléséhez használt függvények</text:p>
        </text:list-item>
        <text:list-item>
          <text:p text:style-name="P12">Cikkekhez és kommentekhez használtak ugyanúgy</text:p>
        </text:list-item>
        <text:list-item>
          <text:p text:style-name="P12">Adatbázishoz és hibakezeléshez tartozó függvények</text:p>
        </text:list-item>
        <text:list-item>
          <text:p text:style-name="P12">Felhasználóhoz interakciójához tartozó függvények</text:p>
        </text:list-item>
      </text:list>
      <text:h text:style-name="Heading_20_2" text:outline-level="2"><text:bookmark-start text:name="_Toc191064850"/>Felhasználói interakció<text:bookmark-end text:name="_Toc191064850"/></text:h>
      <text:p text:style-name="Standard">A felhasználó tud beírni szöveget, amire majd a számítógéptől kap majd választ.</text:p>
      <text:h text:style-name="Heading_20_2" text:outline-level="2"><text:bookmark-start text:name="_Toc191064851"/>Fejlesztéshez használt technológiák<text:bookmark-end text:name="_Toc191064851"/></text:h>
      <text:p text:style-name="P16">A Fejlesztési környezetem, CodeBlocks lesz.</text:p>
      <text:h text:style-name="Heading_20_2" text:outline-level="2"><text:bookmark-start text:name="_Toc191064852"/>Egyéb követelmények<text:bookmark-end text:name="_Toc191064852"/></text:h>
      <text:h text:style-name="Heading_20_3" text:outline-level="3"><text:bookmark-start text:name="_Toc191064853"/>Futtató környezet követelményei<text:bookmark-end text:name="_Toc191064853"/></text:h>
      <text:p text:style-name="P7">A programomat Windows környezetre fogom lefuttatni. <text:span text:style-name="T15">Illetve CodeBlocks-on belül. C++ 17 verziót ismernie kell!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ál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á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hu" fo:country="H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Címsor_20_1_20_Char" style:default-outline-level="1" style:list-style-name="" style:class="text">
      <style:paragraph-properties fo:margin-top="0cm" fo:margin-bottom="0cm" style:contextual-spacing="false" fo:keep-together="always" fo:keep-with-next="always"/>
      <style:text-properties fo:color="#8c2532" loext:opacity="100%" style:font-name="Calibri Light" fo:font-family="'Calibri Light'" style:font-family-generic="roman" style:font-pitch="variable" fo:font-size="24pt" fo:font-weight="bold" style:font-name-asian="Calibri1" style:font-family-asian="Calibri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Címsor_20_2_20_Char" style:default-outline-level="2" style:list-style-name="" style:class="text">
      <style:paragraph-properties fo:margin-top="0cm" fo:margin-bottom="0cm" style:contextual-spacing="false" fo:keep-together="always" fo:keep-with-next="always"/>
      <style:text-properties fo:color="#c45911" loext:opacity="100%" style:font-name="Calibri Light" fo:font-family="'Calibri Light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3pt">
        <loext:char-complex-color loext:theme-type="accent2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Címsor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Címsor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Élőfej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Élőláb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itle" style:family="paragraph" style:parent-style-name="Standard" style:next-style-name="Standard" loext:linked-style-name="Cím_20_Char" style:class="chapter">
      <style:paragraph-properties fo:margin-top="0cm" fo:margin-bottom="0cm" style:contextual-spacing="true" fo:line-height="100%" fo:text-align="center" style:justify-single-word="false"/>
      <style:text-properties fo:font-variant="small-caps" fo:color="#8c2532" loext:opacity="100%" style:font-name="Calibri Light" fo:font-family="'Calibri Light'" style:font-family-generic="roman" style:font-pitch="variable" fo:font-size="26pt" fo:letter-spacing="-0.018cm" style:letter-kerning="true" style:font-name-asian="Calibri1" style:font-family-asian="Calibri" style:font-family-generic-asian="system" style:font-pitch-asian="variable" style:font-size-asian="26pt" style:font-name-complex="Tahoma" style:font-family-complex="Tahoma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line-height="100%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Title" style:next-style-name="Standard" loext:linked-style-name="Alcím_20_Char" style:class="chapter">
      <style:text-properties fo:font-size="24pt" style:font-size-asian="24pt" style:font-size-complex="24pt"/>
    </style:style>
    <style:style style:name="index_20_heading1" style:display-name="index heading1" style:family="paragraph" style:parent-style-name="Heading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fo:font-variant="small-caps" style:language-asian="hu" style:country-asian="H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hu" style:country-asian="HU" style:font-name-complex="Times New Roman1" style:font-family-complex="'Times New Roman'" style:font-family-generic-complex="system" style:font-pitch-complex="variable" style:font-size-complex="12pt"/>
    </style:style>
    <style:style style:name="caption11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Endnote" style:family="paragraph" style:parent-style-name="Standard" loext:linked-style-name="Végjegyzet_20_szövege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Footnote" style:family="paragraph" style:parent-style-name="Standard" loext:linked-style-name="Lábjegyzetszöveg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Élőfej_20_Char" style:display-name="Élőfej Char" style:family="text" style:parent-style-name="Default_20_Paragraph_20_Font_20__28_WW_29_"/>
    <style:style style:name="Élőláb_20_Char" style:display-name="Élőláb Char" style:family="text" style:parent-style-name="Default_20_Paragraph_20_Font_20__28_WW_29_"/>
    <style:style style:name="Cím_20_Char" style:display-name="Cím Char" style:family="text" style:parent-style-name="Default_20_Paragraph_20_Font_20__28_WW_29_">
      <style:text-properties fo:font-variant="small-caps" fo:color="#8c2532" loext:opacity="100%" style:font-name="Calibri Light" fo:font-family="'Calibri Light'" style:font-family-generic="roman" style:font-pitch="variable" fo:font-size="26pt" fo:letter-spacing="-0.018cm" style:letter-kerning="true" style:font-name-asian="Calibri1" style:font-family-asian="Calibri" style:font-family-generic-asian="system" style:font-pitch-asian="variable" style:font-size-asian="26pt" style:font-name-complex="Tahoma" style:font-family-complex="Tahoma" style:font-family-generic-complex="system" style:font-pitch-complex="variable" style:font-size-complex="28pt"/>
    </style:style>
    <style:style style:name="Címsor_20_1_20_Char" style:display-name="Címsor 1 Char" style:family="text" style:parent-style-name="Default_20_Paragraph_20_Font_20__28_WW_29_">
      <style:text-properties fo:color="#8c2532" loext:opacity="100%" style:font-name="Calibri Light" fo:font-family="'Calibri Light'" style:font-family-generic="roman" style:font-pitch="variable" fo:font-size="24pt" fo:font-weight="bold" style:font-name-asian="Calibri1" style:font-family-asian="Calibri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16pt"/>
    </style:style>
    <style:style style:name="Címsor_20_2_20_Char" style:display-name="Címsor 2 Char" style:family="text" style:parent-style-name="Default_20_Paragraph_20_Font_20__28_WW_29_">
      <style:text-properties fo:color="#c45911" loext:opacity="100%" style:font-name="Calibri Light" fo:font-family="'Calibri Light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3pt">
        <loext:char-complex-color loext:theme-type="accent2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Címsor_20_3_20_Char" style:display-name="Címsor 3 Char" style:family="text" style:parent-style-name="Default_20_Paragraph_20_Font_20__28_WW_29_">
      <style:text-properties fo:color="#1f3763" loext:opacity="100%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color="#8c2532" loext:opacity="100%" fo:font-style="italic" fo:font-weight="bold" style:font-style-asian="italic" style:font-weight-asian="bold" style:font-weight-complex="bold"/>
    </style:style>
    <style:style style:name="Alcím_20_Char" style:display-name="Alcím Char" style:family="text" style:parent-style-name="Default_20_Paragraph_20_Font_20__28_WW_29_">
      <style:text-properties fo:font-variant="small-caps" fo:color="#8c2532" loext:opacity="100%" style:font-name="Calibri Light" fo:font-family="'Calibri Light'" style:font-family-generic="roman" style:font-pitch="variable" fo:font-size="24pt" fo:letter-spacing="-0.018cm" style:letter-kerning="true" style:font-name-asian="Calibri1" style:font-family-asian="Calibri" style:font-family-generic-asian="system" style:font-pitch-asian="variable" style:font-size-asian="24pt" style:font-name-complex="Tahoma" style:font-family-complex="Tahoma" style:font-family-generic-complex="system" style:font-pitch-complex="variable" style:font-size-complex="24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Subtle_20_Reference" style:display-name="Subtle Reference" style:family="text" style:parent-style-name="Default_20_Paragraph_20_Font_20__28_WW_29_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4472c4" loext:opacity="100%" fo:letter-spacing="0.009cm" fo:font-weight="bold" style:font-weight-asian="bold" style:font-weight-complex="bold">
        <loext:char-complex-color loext:theme-type="accent1" loext:color-type="theme"/>
      </style:text-properties>
    </style:style>
    <style:style style:name="Címsor_20_4_20_Char" style:display-name="Címsor 4 Char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Végjegyzet_20_szövege_20_Char" style:display-name="Végjegyzet szövege Char" style:family="text" style:parent-style-name="Default_20_Paragraph_20_Font_20__28_WW_29_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ábjegyzetszöveg_20_Char" style:display-name="Lábjegyzetszöveg Char" style:family="text" style:parent-style-name="Default_20_Paragraph_20_Font_20__28_WW_29_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T1" style:family="text">
      <style:text-properties fo:color="#8c2532" loext:opacity="100%" fo:font-weight="bold" style:font-weight-asian="bold"/>
    </style:style>
    <style:style style:name="MT2" style:family="text">
      <style:text-properties fo:color="#8c2532" loext:opacity="100%" fo:font-weight="bold" style:font-weight-asian="bold" style:font-weight-complex="bold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1cm" fo:margin-right="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>
        <style:header-footer-properties fo:min-height="1.289cm" fo:margin-left="0cm" fo:margin-right="0cm" fo:margin-top="1.18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Picture 1" text:anchor-type="char" svg:y="-0.822cm" svg:width="4.782cm" svg:height="1.376cm" draw:z-index="3"><draw:image xlink:href="Pictures/10000000000000C600000039D0ACC078.jpg" xlink:type="simple" xlink:show="embed" xlink:actuate="onLoad" draw:mime-type="image/jpeg"/></draw:frame></text:p>
      </style:header>
      <style:footer>
        <text:p text:style-name="Footer" loext:marker-style-name="MT1"><text:span text:style-name="MT1">A programozás alapjai 2.<text:tab/></text:span><text:span text:style-name="MT2"><text:page-number text:select-page="current">3</text:page-number></text:span><text:span text:style-name="MT1"> / </text:span><text:span text:style-name="MT2"><text:page-count>4</text:page-count></text:span><text:span text:style-name="MT1"><text:tab/>BMEVIAUAA0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1-18T00:49:00</meta:creation-date>
    <meta:initial-creator>Bukovics Ádám János, CLC8KX</meta:initial-creator>
    <dc:language>hu-HU</dc:language>
    <meta:print-date>2025-05-18T08:26:25.042000000</meta:print-date>
    <dc:date>2025-05-18T08:27:25.393000000</dc:date>
    <meta:editing-cycles>24</meta:editing-cycles>
    <dc:subject>A programozás alapjai 2.</dc:subject>
    <dc:title>Hírportál</dc:title>
    <meta:editing-duration>PT14H15M39S</meta:editing-duration>
    <meta:generator>LibreOffice/24.2.3.2$Windows_X86_64 LibreOffice_project/433d9c2ded56988e8a90e6b2e771ee4e6a5ab2ba</meta:generator>
    <meta:printed-by>PDF fájlok</meta:printed-by>
    <meta:document-statistic meta:table-count="0" meta:image-count="1" meta:object-count="0" meta:page-count="4" meta:paragraph-count="67" meta:word-count="394" meta:character-count="2999" meta:non-whitespace-character-count="2701"/>
    <meta:user-defined meta:name="AppVersion">15.0000</meta:user-defined>
    <meta:template xlink:type="simple" xlink:actuate="onRequest" xlink:title="Normal.dotm" xlink:href=""/>
  </office:meta>
</office:document-meta>
</file>